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e47fa" officeooo:paragraph-rsid="001e47fa"/>
    </style:style>
    <style:style style:name="P2" style:family="paragraph" style:parent-style-name="Preformatted_20_Text">
      <style:text-properties officeooo:rsid="001ed27f" officeooo:paragraph-rsid="001ed27f"/>
    </style:style>
    <style:style style:name="P3" style:family="paragraph" style:parent-style-name="Preformatted_20_Text" style:list-style-name="L1">
      <style:text-properties officeooo:rsid="001ed27f" officeooo:paragraph-rsid="001ed27f"/>
    </style:style>
    <style:style style:name="P4" style:family="paragraph" style:parent-style-name="Preformatted_20_Text" style:list-style-name="L2">
      <style:text-properties officeooo:rsid="001edace" officeooo:paragraph-rsid="001edace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text-properties officeooo:paragraph-rsid="001ff66b"/>
    </style:style>
    <style:style style:name="P7" style:family="paragraph" style:parent-style-name="Preformatted_20_Text" style:list-style-name="L2">
      <style:text-properties officeooo:paragraph-rsid="00200b6b"/>
    </style:style>
    <style:style style:name="P8" style:family="paragraph" style:parent-style-name="Preformatted_20_Text" style:list-style-name="L2">
      <style:text-properties officeooo:rsid="00200b6b" officeooo:paragraph-rsid="00200b6b"/>
    </style:style>
    <style:style style:name="P9" style:family="paragraph" style:parent-style-name="Preformatted_20_Text" style:list-style-name="L4">
      <style:text-properties fo:font-weight="bold" style:font-weight-asian="bold" style:font-weight-complex="bold"/>
    </style:style>
    <style:style style:name="P10" style:family="paragraph" style:parent-style-name="Preformatted_20_Text" style:list-style-name="L4">
      <style:text-properties fo:font-weight="bold" officeooo:rsid="0025a5bb" officeooo:paragraph-rsid="0025a5bb" style:font-weight-asian="bold" style:font-weight-complex="bold"/>
    </style:style>
    <style:style style:name="P11" style:family="paragraph" style:parent-style-name="Preformatted_20_Text" style:list-style-name="L4">
      <style:text-properties fo:font-weight="bold" officeooo:rsid="002ad3a6" officeooo:paragraph-rsid="002ad3a6" style:font-weight-asian="bold" style:font-weight-complex="bold"/>
    </style:style>
    <style:style style:name="P12" style:family="paragraph" style:parent-style-name="Preformatted_20_Text" style:list-style-name="L4">
      <style:text-properties fo:font-weight="bold" officeooo:rsid="002fedd6" officeooo:paragraph-rsid="002fedd6" style:font-weight-asian="bold" style:font-weight-complex="bold"/>
    </style:style>
    <style:style style:name="P13" style:family="paragraph" style:parent-style-name="Preformatted_20_Text" style:list-style-name="L4">
      <style:text-properties fo:font-weight="bold" officeooo:rsid="00360157" officeooo:paragraph-rsid="00360157" style:font-weight-asian="bold" style:font-weight-complex="bold"/>
    </style:style>
    <style:style style:name="P14" style:family="paragraph" style:parent-style-name="Preformatted_20_Text" style:list-style-name="L2">
      <style:text-properties fo:font-weight="bold" officeooo:rsid="0039b585" officeooo:paragraph-rsid="0039b585" style:font-weight-asian="bold" style:font-weight-complex="bold"/>
    </style:style>
    <style:style style:name="P15" style:family="paragraph" style:parent-style-name="Preformatted_20_Text" style:list-style-name="L5">
      <style:text-properties officeooo:rsid="0027f580" officeooo:paragraph-rsid="00337a34"/>
    </style:style>
    <style:style style:name="P16" style:family="paragraph" style:parent-style-name="Preformatted_20_Text" style:list-style-name="L5">
      <style:text-properties officeooo:rsid="0029055b" officeooo:paragraph-rsid="00346a0d"/>
    </style:style>
    <style:style style:name="P17" style:family="paragraph" style:parent-style-name="Preformatted_20_Text" style:list-style-name="L6">
      <style:text-properties officeooo:rsid="0030cf75" officeooo:paragraph-rsid="0030cf75"/>
    </style:style>
    <style:style style:name="P18" style:family="paragraph" style:parent-style-name="Preformatted_20_Text" style:list-style-name="L6">
      <style:text-properties officeooo:rsid="003233fc" officeooo:paragraph-rsid="003233fc"/>
    </style:style>
    <style:style style:name="P19" style:family="paragraph" style:parent-style-name="Preformatted_20_Text">
      <style:text-properties officeooo:paragraph-rsid="0021b554"/>
    </style:style>
    <style:style style:name="P20" style:family="paragraph" style:parent-style-name="Heading_20_1">
      <style:text-properties officeooo:rsid="001ed27f" officeooo:paragraph-rsid="001ed27f"/>
    </style:style>
    <style:style style:name="P21" style:family="paragraph" style:parent-style-name="Heading_20_1">
      <style:text-properties officeooo:paragraph-rsid="0021b554"/>
    </style:style>
    <style:style style:name="T1" style:family="text">
      <style:text-properties officeooo:rsid="001edace"/>
    </style:style>
    <style:style style:name="T2" style:family="text">
      <style:text-properties officeooo:rsid="001ff66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7e78" style:font-weight-asian="normal" style:font-weight-complex="normal"/>
    </style:style>
    <style:style style:name="T5" style:family="text">
      <style:text-properties officeooo:rsid="00200b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b554" style:font-weight-asian="bold" style:font-weight-complex="bold"/>
    </style:style>
    <style:style style:name="T8" style:family="text">
      <style:text-properties fo:font-weight="bold" officeooo:rsid="003acd9e" style:font-weight-asian="bold" style:font-weight-complex="bold"/>
    </style:style>
    <style:style style:name="T9" style:family="text">
      <style:text-properties officeooo:rsid="00337a34"/>
    </style:style>
    <style:style style:name="T10" style:family="text">
      <style:text-properties officeooo:rsid="0033dcef"/>
    </style:style>
    <style:style style:name="T11" style:family="text">
      <style:text-properties officeooo:rsid="00346a0d"/>
    </style:style>
    <style:style style:name="T12" style:family="text">
      <style:text-properties officeooo:rsid="003acd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gust + September BP part</text:p>
      <text:p text:style-name="P1"/>
      <text:p text:style-name="P2">Úlohy podla harmonogramu:</text:p>
      <text:list xml:id="list2061561008" text:style-name="L1">
        <text:list-item>
          <text:p text:style-name="P3">Vyhladavanie materialov</text:p>
        </text:list-item>
        <text:list-item>
          <text:p text:style-name="P3">Spoznavanie tematiky</text:p>
        </text:list-item>
        <text:list-item>
          <text:p text:style-name="P3">Hladanie existujucich realizacii pre ine jazyky</text:p>
        </text:list-item>
        <text:list-item>
          <text:p text:style-name="P3">Vyhladanie existujucich postupov a rieseni</text:p>
        </text:list-item>
      </text:list>
      <text:p text:style-name="P2"/>
      <text:p text:style-name="P2">Vystupy uloh:</text:p>
      <text:h text:style-name="P20" text:outline-level="1"><text:span text:style-name="T12">Vy</text:span>hladanie Materialov</text:h>
      <text:list xml:id="list2208695324" text:style-name="L2">
        <text:list-item>
          <text:p text:style-name="P4"><text:span text:style-name="T6">SafariBooks</text:span> – volny pristup k mnohym <text:span text:style-name="T2">kniham a videam</text:span></text:p>
          <text:p text:style-name="P5"><text:span text:style-name="T1">- </text:span>Finding Elements of Text with NLP in Java by <text:a xlink:type="simple" xlink:href="https://www.safaribooksonline.com/search/?query=Richard%20Reese&amp;field=authors" text:style-name="Internet_20_link" text:visited-style-name="Visited_20_Internet_20_Link">Richard Reese</text:a></text:p>
          <text:p text:style-name="P6"><text:span text:style-name="T2">- </text:span>Text Mining with Machine Learning and Python <text:span text:style-name="T2">by Thomas Dehaene</text:span></text:p>
          <text:p text:style-name="P6"><text:span text:style-name="T2">- </text:span>Natural Language Processing with Java <text:span text:style-name="T5">by </text:span><text:a xlink:type="simple" xlink:href="https://www.safaribooksonline.com/search/?query=AshishSingh%20Bhatia&amp;field=authors" text:style-name="Internet_20_link" text:visited-style-name="Visited_20_Internet_20_Link">AshishSingh Bhatia</text:a>, <text:a xlink:type="simple" xlink:href="https://www.safaribooksonline.com/search/?query=Richard%20M.%20Reese&amp;field=authors" text:style-name="Internet_20_link" text:visited-style-name="Visited_20_Internet_20_Link">Richard M. Reese</text:a></text:p>
          <text:p text:style-name="P7"><text:span text:style-name="T5">- </text:span>Mastering Natural Language Processing with Python</text:p>
          <text:p text:style-name="P8"/>
          <text:p text:style-name="P8">p.s. problem NLP a NER su si velmi podobne a teda urcite techniky sa daju pouzit na oboje</text:p>
        </text:list-item>
        <text:list-item>
          <text:p text:style-name="P14">GeoNames –<text:span text:style-name="T3"> databaza </text:span></text:p>
        </text:list-item>
      </text:list>
      <text:p text:style-name="P19"><text:span text:style-name="T7"/></text:p>
      <text:h text:style-name="P21" text:outline-level="1"><text:span text:style-name="T8">H</text:span><text:span text:style-name="T7">ladanie existujucich realizacii pre ine jazyky</text:span></text:h>
      <text:list xml:id="list1156530293" text:style-name="L6">
        <text:list-item>
          <text:p text:style-name="P17">NameTag - <text:a xlink:type="simple" xlink:href="http://lindat.mff.cuni.cz/services/nametag/" text:style-name="Internet_20_link" text:visited-style-name="Visited_20_Internet_20_Link">http://lindat.mff.cuni.cz/services/nametag/</text:a></text:p>
        </text:list-item>
        <text:list-item>
          <text:p text:style-name="P18">Bednarik - <text:a xlink:type="simple" xlink:href="http://nlp.bednarik.top/ner/" text:style-name="Internet_20_link" text:visited-style-name="Visited_20_Internet_20_Link">http://nlp.bednarik.top/ner/</text:a></text:p>
        </text:list-item>
      </text:list>
      <text:list xml:id="list3091477322" text:style-name="L5">
        <text:list-item>
          <text:p text:style-name="P15">Watson <text:span text:style-name="T9">NLP</text:span> <text:span text:style-name="T9">- https://www.ibm.com/watson/developercloud/natural-language-understanding/api/v1/# </text:span></text:p>
        </text:list-item>
        <text:list-item>
          <text:p text:style-name="P16"><text:span text:style-name="T11">ParalelDots - https://www.paralleldots.com/named-entity-recognition </text:span></text:p>
        </text:list-item>
      </text:list>
      <text:h text:style-name="P21" text:outline-level="1"><text:span text:style-name="T7">Vyhladanie existujucich postupov a rieseni</text:span> </text:h>
      <text:list xml:id="list1543960338" text:style-name="L4">
        <text:list-item>
          <text:p text:style-name="P9">Regexes</text:p>
        </text:list-item>
        <text:list-item>
          <text:p text:style-name="P10">Tokenizacia</text:p>
        </text:list-item>
        <text:list-item>
          <text:p text:style-name="P11">Lematizacia</text:p>
        </text:list-item>
        <text:list-item>
          <text:p text:style-name="P11">Stemmings</text:p>
        </text:list-item>
        <text:list-item>
          <text:p text:style-name="P12">Lingvisticky a Statisticky pristup</text:p>
        </text:list-item>
        <text:list-item>
          <text:p text:style-name="P12">Metoda Maximalne Entropie</text:p>
        </text:list-item>
        <text:list-item>
          <text:p text:style-name="P12">Skryte Markovovskee modely</text:p>
        </text:list-item>
        <text:list-item>
          <text:p text:style-name="P13">Nastroje – <text:span text:style-name="T3">Napriklad Open NLP,GATE a SpaCry</text:span><text:span text:style-name="T4">z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27f58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2T20:02:41.383265281</dc:date>
    <meta:editing-duration>PT3H52M35S</meta:editing-duration>
    <meta:editing-cycles>18</meta:editing-cycles>
    <meta:generator>LibreOffice/5.3.6.1$Linux_X86_64 LibreOffice_project/30$Build-1</meta:generator>
    <meta:document-statistic meta:table-count="0" meta:image-count="0" meta:object-count="0" meta:page-count="1" meta:paragraph-count="30" meta:word-count="165" meta:character-count="1168" meta:non-whitespace-character-count="1049"/>
  </office:meta>
</office:document-meta>
</file>